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128cm"/>
    </style:style>
    <style:style style:name="gr3" style:family="graphic" style:parent-style-name="standard">
      <style:graphic-properties draw:stroke="none" svg:stroke-color="#000000" draw:fill="none" draw:fill-color="#ffffff" fo:min-height="0.127cm"/>
    </style:style>
    <style:style style:name="gr4" style:family="graphic" style:parent-style-name="standard">
      <style:graphic-properties draw:stroke="none" svg:stroke-color="#000000" draw:fill="none" draw:fill-color="#ffffff" fo:min-height="0.113cm"/>
    </style:style>
    <style:style style:name="gr5" style:family="graphic" style:parent-style-name="standard">
      <style:graphic-properties draw:stroke="none" svg:stroke-color="#000000" draw:fill="none" draw:fill-color="#ffffff" fo:min-height="0.629cm"/>
    </style:style>
    <style:style style:name="gr6" style:family="graphic" style:parent-style-name="objectwithoutfill">
      <style:graphic-properties draw:stroke="dash" draw:stroke-dash="Fine_20_Dashed" svg:stroke-color="#ed4c05" draw:fill="none" draw:textarea-vertical-align="middle"/>
    </style:style>
    <style:style style:name="gr7" style:family="graphic" style:parent-style-name="objectwithoutfill">
      <style:graphic-properties svg:stroke-color="#ed4c05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ce181e"/>
    </style:style>
    <style:style style:name="P3" style:family="paragraph">
      <loext:graphic-properties draw:fill="none" draw:fill-color="#ffffff"/>
      <style:text-properties fo:color="#ce181e"/>
    </style:style>
    <style:style style:name="P4" style:family="paragraph">
      <style:text-properties fo:color="#3465a4"/>
    </style:style>
    <style:style style:name="P5" style:family="paragraph">
      <loext:graphic-properties draw:fill="none" draw:fill-color="#ffffff"/>
      <style:text-properties fo:color="#3465a4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ce181e"/>
    </style:style>
    <style:style style:name="T2" style:family="text">
      <style:text-properties fo:color="#3465a4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7cm" svg:y1="18.6cm" svg:x2="6.813cm" svg:y2="18.562cm">
          <text:p/>
        </draw:line>
        <draw:line draw:style-name="gr1" draw:text-style-name="P1" draw:layer="layout" svg:x1="2.7cm" svg:y1="18.6cm" svg:x2="2.7cm" svg:y2="14.6cm">
          <text:p/>
        </draw:line>
        <draw:frame draw:style-name="gr2" draw:text-style-name="P3" draw:layer="layout" svg:width="0.377cm" svg:height="0.962cm" svg:x="4.738cm" svg:y="14.675cm">
          <draw:text-box>
            <text:p text:style-name="P2"><text:span text:style-name="T1">+</text:span></text:p>
          </draw:text-box>
        </draw:frame>
        <draw:frame draw:style-name="gr2" draw:text-style-name="P3" draw:layer="layout" svg:width="0.377cm" svg:height="0.962cm" svg:x="5.266cm" svg:y="15.128cm">
          <draw:text-box>
            <text:p text:style-name="P2"><text:span text:style-name="T1">+</text:span></text:p>
          </draw:text-box>
        </draw:frame>
        <draw:frame draw:style-name="gr3" draw:text-style-name="P3" draw:layer="layout" svg:width="0.377cm" svg:height="0.962cm" svg:x="4.436cm" svg:y="15.317cm">
          <draw:text-box>
            <text:p text:style-name="P2"><text:span text:style-name="T1">+</text:span></text:p>
          </draw:text-box>
        </draw:frame>
        <draw:frame draw:style-name="gr2" draw:text-style-name="P3" draw:layer="layout" svg:width="0.377cm" svg:height="0.962cm" svg:x="5.266cm" svg:y="15.128cm">
          <draw:text-box>
            <text:p text:style-name="P2"><text:span text:style-name="T1">+</text:span></text:p>
          </draw:text-box>
        </draw:frame>
        <draw:frame draw:style-name="gr3" draw:text-style-name="P3" draw:layer="layout" svg:width="0.377cm" svg:height="0.962cm" svg:x="5.342cm" svg:y="15.732cm">
          <draw:text-box>
            <text:p text:style-name="P2"><text:span text:style-name="T1">+</text:span></text:p>
          </draw:text-box>
        </draw:frame>
        <draw:frame draw:style-name="gr3" draw:text-style-name="P3" draw:layer="layout" svg:width="0.377cm" svg:height="0.962cm" svg:x="4.851cm" svg:y="15.619cm">
          <draw:text-box>
            <text:p text:style-name="P2"><text:span text:style-name="T1">+</text:span></text:p>
          </draw:text-box>
        </draw:frame>
        <draw:frame draw:style-name="gr3" draw:text-style-name="P3" draw:layer="layout" svg:width="0.377cm" svg:height="0.962cm" svg:x="3.983cm" svg:y="15.091cm">
          <draw:text-box>
            <text:p text:style-name="P2"><text:span text:style-name="T1">+</text:span></text:p>
          </draw:text-box>
        </draw:frame>
        <draw:frame draw:style-name="gr3" draw:text-style-name="P3" draw:layer="layout" svg:width="0.377cm" svg:height="0.962cm" svg:x="5.153cm" svg:y="16.449cm">
          <draw:text-box>
            <text:p text:style-name="P2"><text:span text:style-name="T1">+</text:span></text:p>
          </draw:text-box>
        </draw:frame>
        <draw:frame draw:style-name="gr3" draw:text-style-name="P3" draw:layer="layout" svg:width="0.377cm" svg:height="0.962cm" svg:x="4.549cm" svg:y="16.072cm">
          <draw:text-box>
            <text:p text:style-name="P2"><text:span text:style-name="T1">+</text:span></text:p>
          </draw:text-box>
        </draw:frame>
        <draw:frame draw:style-name="gr3" draw:text-style-name="P3" draw:layer="layout" svg:width="0.377cm" svg:height="0.962cm" svg:x="5.832cm" svg:y="16.223cm">
          <draw:text-box>
            <text:p text:style-name="P2"><text:span text:style-name="T1">+</text:span></text:p>
          </draw:text-box>
        </draw:frame>
        <draw:frame draw:style-name="gr2" draw:text-style-name="P5" draw:layer="layout" svg:width="0.377cm" svg:height="0.962cm" svg:x="3.002cm" svg:y="16.713cm">
          <draw:text-box>
            <text:p text:style-name="P4"><text:span text:style-name="T2">-</text:span></text:p>
          </draw:text-box>
        </draw:frame>
        <draw:frame draw:style-name="gr2" draw:text-style-name="P5" draw:layer="layout" svg:width="0.378cm" svg:height="0.962cm" svg:x="3.945cm" svg:y="17.543cm">
          <draw:text-box>
            <text:p text:style-name="P4"><text:span text:style-name="T2">-</text:span></text:p>
          </draw:text-box>
        </draw:frame>
        <draw:frame draw:style-name="gr2" draw:text-style-name="P5" draw:layer="layout" svg:width="0.377cm" svg:height="0.962cm" svg:x="3.568cm" svg:y="16.713cm">
          <draw:text-box>
            <text:p text:style-name="P4"><text:span text:style-name="T2">-</text:span></text:p>
          </draw:text-box>
        </draw:frame>
        <draw:frame draw:style-name="gr3" draw:text-style-name="P5" draw:layer="layout" svg:width="0.377cm" svg:height="0.962cm" svg:x="3.191cm" svg:y="16.298cm">
          <draw:text-box>
            <text:p text:style-name="P4"><text:span text:style-name="T2">-</text:span></text:p>
          </draw:text-box>
        </draw:frame>
        <draw:frame draw:style-name="gr3" draw:text-style-name="P5" draw:layer="layout" svg:width="0.377cm" svg:height="0.962cm" svg:x="3.342cm" svg:y="17.506cm">
          <draw:text-box>
            <text:p text:style-name="P4"><text:span text:style-name="T2">-</text:span></text:p>
          </draw:text-box>
        </draw:frame>
        <draw:frame draw:style-name="gr4" draw:text-style-name="P5" draw:layer="layout" svg:width="0.377cm" svg:height="0.962cm" svg:x="3.002cm" svg:y="17.091cm">
          <draw:text-box>
            <text:p text:style-name="P4"><text:span text:style-name="T2">-</text:span></text:p>
          </draw:text-box>
        </draw:frame>
        <draw:frame draw:style-name="gr5" draw:text-style-name="P5" draw:layer="layout" svg:width="0.275cm" svg:height="0.962cm" svg:x="4.625cm" svg:y="17.4cm">
          <draw:text-box>
            <text:p text:style-name="P4"><text:span text:style-name="T2">-</text:span></text:p>
          </draw:text-box>
        </draw:frame>
        <draw:frame draw:style-name="gr2" draw:text-style-name="P5" draw:layer="layout" svg:width="0.377cm" svg:height="0.962cm" svg:x="3.606cm" svg:y="17.128cm">
          <draw:text-box>
            <text:p text:style-name="P4"><text:span text:style-name="T2">-</text:span></text:p>
          </draw:text-box>
        </draw:frame>
        <draw:frame draw:style-name="gr3" draw:text-style-name="P5" draw:layer="layout" svg:width="0.377cm" svg:height="0.962cm" svg:x="4.549cm" svg:y="17.921cm">
          <draw:text-box>
            <text:p text:style-name="P4"><text:span text:style-name="T2">-</text:span></text:p>
          </draw:text-box>
        </draw:frame>
        <draw:frame draw:style-name="gr3" draw:text-style-name="P5" draw:layer="layout" svg:width="0.377cm" svg:height="0.962cm" svg:x="3.681cm" svg:y="17.921cm">
          <draw:text-box>
            <text:p text:style-name="P4"><text:span text:style-name="T2">-</text:span></text:p>
          </draw:text-box>
        </draw:frame>
        <draw:frame draw:style-name="gr2" draw:text-style-name="P5" draw:layer="layout" svg:width="0.378cm" svg:height="0.962cm" svg:x="2.964cm" svg:y="17.694cm">
          <draw:text-box>
            <text:p text:style-name="P4"><text:span text:style-name="T2">-</text:span></text:p>
          </draw:text-box>
        </draw:frame>
        <draw:line draw:style-name="gr6" draw:text-style-name="P1" draw:layer="layout" svg:x1="3.8cm" svg:y1="15cm" svg:x2="5.4cm" svg:y2="18.5cm">
          <text:p/>
        </draw:line>
        <draw:line draw:style-name="gr6" draw:text-style-name="P1" draw:layer="layout" svg:x1="3cm" svg:y1="15.8cm" svg:x2="6.5cm" svg:y2="17.7cm">
          <text:p/>
        </draw:line>
        <draw:line draw:style-name="gr6" draw:text-style-name="P1" draw:layer="layout" svg:x1="2.9cm" svg:y1="15.9cm" svg:x2="5.8cm" svg:y2="18.5cm">
          <text:p/>
        </draw:line>
        <draw:line draw:style-name="gr1" draw:text-style-name="P1" draw:layer="layout" svg:x1="8.987cm" svg:y1="18.6cm" svg:x2="13.1cm" svg:y2="18.562cm">
          <text:p/>
        </draw:line>
        <draw:line draw:style-name="gr1" draw:text-style-name="P1" draw:layer="layout" svg:x1="8.987cm" svg:y1="18.6cm" svg:x2="8.987cm" svg:y2="14.6cm">
          <text:p/>
        </draw:line>
        <draw:frame draw:style-name="gr2" draw:text-style-name="P3" draw:layer="layout" svg:width="0.377cm" svg:height="0.962cm" svg:x="11.025cm" svg:y="14.675cm">
          <draw:text-box>
            <text:p text:style-name="P2"><text:span text:style-name="T1">+</text:span></text:p>
          </draw:text-box>
        </draw:frame>
        <draw:frame draw:style-name="gr2" draw:text-style-name="P3" draw:layer="layout" svg:width="0.377cm" svg:height="0.962cm" svg:x="11.553cm" svg:y="15.128cm">
          <draw:text-box>
            <text:p text:style-name="P2"><text:span text:style-name="T1">+</text:span></text:p>
          </draw:text-box>
        </draw:frame>
        <draw:frame draw:style-name="gr3" draw:text-style-name="P3" draw:layer="layout" svg:width="0.377cm" svg:height="0.962cm" svg:x="10.723cm" svg:y="15.317cm">
          <draw:text-box>
            <text:p text:style-name="P2"><text:span text:style-name="T1">+</text:span></text:p>
          </draw:text-box>
        </draw:frame>
        <draw:frame draw:style-name="gr2" draw:text-style-name="P3" draw:layer="layout" svg:width="0.377cm" svg:height="0.962cm" svg:x="11.553cm" svg:y="15.128cm">
          <draw:text-box>
            <text:p text:style-name="P2"><text:span text:style-name="T1">+</text:span></text:p>
          </draw:text-box>
        </draw:frame>
        <draw:frame draw:style-name="gr3" draw:text-style-name="P3" draw:layer="layout" svg:width="0.377cm" svg:height="0.962cm" svg:x="11.629cm" svg:y="15.732cm">
          <draw:text-box>
            <text:p text:style-name="P2"><text:span text:style-name="T1">+</text:span></text:p>
          </draw:text-box>
        </draw:frame>
        <draw:frame draw:style-name="gr3" draw:text-style-name="P3" draw:layer="layout" svg:width="0.377cm" svg:height="0.962cm" svg:x="11.138cm" svg:y="15.619cm">
          <draw:text-box>
            <text:p text:style-name="P2"><text:span text:style-name="T1">+</text:span></text:p>
          </draw:text-box>
        </draw:frame>
        <draw:frame draw:style-name="gr3" draw:text-style-name="P3" draw:layer="layout" svg:width="0.377cm" svg:height="0.962cm" svg:x="10.27cm" svg:y="15.091cm">
          <draw:text-box>
            <text:p text:style-name="P2"><text:span text:style-name="T1">+</text:span></text:p>
          </draw:text-box>
        </draw:frame>
        <draw:frame draw:style-name="gr3" draw:text-style-name="P3" draw:layer="layout" svg:width="0.377cm" svg:height="0.962cm" svg:x="11.44cm" svg:y="16.449cm">
          <draw:text-box>
            <text:p text:style-name="P2"><text:span text:style-name="T1">+</text:span></text:p>
          </draw:text-box>
        </draw:frame>
        <draw:frame draw:style-name="gr3" draw:text-style-name="P3" draw:layer="layout" svg:width="0.377cm" svg:height="0.962cm" svg:x="10.836cm" svg:y="16.072cm">
          <draw:text-box>
            <text:p text:style-name="P2"><text:span text:style-name="T1">+</text:span></text:p>
          </draw:text-box>
        </draw:frame>
        <draw:frame draw:style-name="gr3" draw:text-style-name="P3" draw:layer="layout" svg:width="0.377cm" svg:height="0.962cm" svg:x="12.119cm" svg:y="16.223cm">
          <draw:text-box>
            <text:p text:style-name="P2"><text:span text:style-name="T1">+</text:span></text:p>
          </draw:text-box>
        </draw:frame>
        <draw:frame draw:style-name="gr2" draw:text-style-name="P5" draw:layer="layout" svg:width="0.377cm" svg:height="0.962cm" svg:x="9.289cm" svg:y="16.713cm">
          <draw:text-box>
            <text:p text:style-name="P4"><text:span text:style-name="T2">-</text:span></text:p>
          </draw:text-box>
        </draw:frame>
        <draw:frame draw:style-name="gr2" draw:text-style-name="P5" draw:layer="layout" svg:width="0.378cm" svg:height="0.962cm" svg:x="10.232cm" svg:y="17.543cm">
          <draw:text-box>
            <text:p text:style-name="P4"><text:span text:style-name="T2">-</text:span></text:p>
          </draw:text-box>
        </draw:frame>
        <draw:frame draw:style-name="gr2" draw:text-style-name="P5" draw:layer="layout" svg:width="0.377cm" svg:height="0.962cm" svg:x="9.855cm" svg:y="16.713cm">
          <draw:text-box>
            <text:p text:style-name="P4"><text:span text:style-name="T2">-</text:span></text:p>
          </draw:text-box>
        </draw:frame>
        <draw:frame draw:style-name="gr3" draw:text-style-name="P5" draw:layer="layout" svg:width="0.377cm" svg:height="0.962cm" svg:x="9.478cm" svg:y="16.298cm">
          <draw:text-box>
            <text:p text:style-name="P4"><text:span text:style-name="T2">-</text:span></text:p>
          </draw:text-box>
        </draw:frame>
        <draw:frame draw:style-name="gr3" draw:text-style-name="P5" draw:layer="layout" svg:width="0.377cm" svg:height="0.962cm" svg:x="9.629cm" svg:y="17.506cm">
          <draw:text-box>
            <text:p text:style-name="P4"><text:span text:style-name="T2">-</text:span></text:p>
          </draw:text-box>
        </draw:frame>
        <draw:frame draw:style-name="gr4" draw:text-style-name="P5" draw:layer="layout" svg:width="0.377cm" svg:height="0.962cm" svg:x="9.289cm" svg:y="17.091cm">
          <draw:text-box>
            <text:p text:style-name="P4"><text:span text:style-name="T2">-</text:span></text:p>
          </draw:text-box>
        </draw:frame>
        <draw:frame draw:style-name="gr5" draw:text-style-name="P5" draw:layer="layout" svg:width="0.275cm" svg:height="0.962cm" svg:x="10.912cm" svg:y="17.4cm">
          <draw:text-box>
            <text:p text:style-name="P4"><text:span text:style-name="T2">-</text:span></text:p>
          </draw:text-box>
        </draw:frame>
        <draw:frame draw:style-name="gr2" draw:text-style-name="P5" draw:layer="layout" svg:width="0.377cm" svg:height="0.962cm" svg:x="9.893cm" svg:y="17.128cm">
          <draw:text-box>
            <text:p text:style-name="P4"><text:span text:style-name="T2">-</text:span></text:p>
          </draw:text-box>
        </draw:frame>
        <draw:frame draw:style-name="gr3" draw:text-style-name="P5" draw:layer="layout" svg:width="0.377cm" svg:height="0.962cm" svg:x="10.836cm" svg:y="17.921cm">
          <draw:text-box>
            <text:p text:style-name="P4"><text:span text:style-name="T2">-</text:span></text:p>
          </draw:text-box>
        </draw:frame>
        <draw:frame draw:style-name="gr3" draw:text-style-name="P5" draw:layer="layout" svg:width="0.377cm" svg:height="0.962cm" svg:x="9.968cm" svg:y="17.921cm">
          <draw:text-box>
            <text:p text:style-name="P4"><text:span text:style-name="T2">-</text:span></text:p>
          </draw:text-box>
        </draw:frame>
        <draw:frame draw:style-name="gr2" draw:text-style-name="P5" draw:layer="layout" svg:width="0.378cm" svg:height="0.962cm" svg:x="9.251cm" svg:y="17.694cm">
          <draw:text-box>
            <text:p text:style-name="P4"><text:span text:style-name="T2">-</text:span></text:p>
          </draw:text-box>
        </draw:frame>
        <draw:line draw:style-name="gr7" draw:text-style-name="P1" draw:layer="layout" svg:x1="9.4cm" svg:y1="15.1cm" svg:x2="12.9cm" svg:y2="18.1cm">
          <text:p/>
        </draw:line>
        <draw:line draw:style-name="gr7" draw:text-style-name="P1" draw:layer="layout" svg:x1="9cm" svg:y1="16.2cm" svg:x2="11.7cm" svg:y2="18.5cm">
          <text:p/>
        </draw:line>
        <draw:line draw:style-name="gr6" draw:text-style-name="P1" draw:layer="layout" svg:x1="9cm" svg:y1="15.5cm" svg:x2="12.5cm" svg:y2="18.5cm">
          <text:p/>
        </draw:line>
        <draw:frame draw:style-name="gr8" draw:text-style-name="P7" draw:layer="layout" svg:width="1.6cm" svg:height="0.645cm" svg:x="2.2cm" svg:y="13.9cm">
          <draw:text-box>
            <text:p text:style-name="P6"><text:span text:style-name="T3">Input 2</text:span></text:p>
          </draw:text-box>
        </draw:frame>
        <draw:frame draw:style-name="gr8" draw:text-style-name="P7" draw:layer="layout" svg:width="1.6cm" svg:height="0.645cm" svg:x="8.3cm" svg:y="13.9cm">
          <draw:text-box>
            <text:p text:style-name="P6"><text:span text:style-name="T3">Input 2</text:span></text:p>
          </draw:text-box>
        </draw:frame>
        <draw:frame draw:style-name="gr8" draw:text-style-name="P7" draw:layer="layout" svg:width="1.6cm" svg:height="0.645cm" svg:x="6.7cm" svg:y="18.2cm">
          <draw:text-box>
            <text:p text:style-name="P6"><text:span text:style-name="T3">Input 1</text:span></text:p>
          </draw:text-box>
        </draw:frame>
        <draw:frame draw:style-name="gr8" draw:text-style-name="P7" draw:layer="layout" svg:width="1.6cm" svg:height="0.645cm" svg:x="12.9cm" svg:y="18.201cm">
          <draw:text-box>
            <text:p text:style-name="P6"><text:span text:style-name="T3">Input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21:41:05.817000000</meta:creation-date>
    <dc:date>2021-04-27T02:00:08.467000000</dc:date>
    <meta:editing-duration>PT1H38M21S</meta:editing-duration>
    <meta:editing-cycles>1</meta:editing-cycles>
    <meta:document-statistic meta:object-count="56"/>
    <meta:generator>LibreOffice/6.1.0.3$Windows_X86_64 LibreOffice_project/efb621ed25068d70781dc026f7e9c5187a4decd1</meta:generator>
  </office:meta>
</office:document-meta>
</file>